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1.543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037cm"/>
    </style:style>
    <style:style style:name="co12" style:family="table-column">
      <style:table-column-properties fo:break-before="auto" style:column-width="2.353cm"/>
    </style:style>
    <style:style style:name="ro3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0.141cm solid #000000" fo:border-right="0.141cm solid #000000" fo:border-top="non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5cm solid #000000" style:text-align-source="fix" style:repeat-content="false" fo:border-left="0.141cm solid #000000" fo:border-right="0.035cm solid #000000" fo:border-top="0.035cm solid #000000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fo:border-left="0.141cm solid #000000" fo:border-right="0.035cm solid #000000" fo:border-top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35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ffff" style:text-align-source="fix" style:repeat-content="false" fo:border-left="none" fo:border-right="0.141cm solid #000000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5cm solid #000000" fo:border-left="0.035cm solid #000000" fo:border-right="0.141cm solid #000000" fo:border-top="0.035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-bottom="0.035cm solid #000000" fo:border-left="0.035cm solid #000000" fo:border-right="0.141cm solid #000000" fo:border-top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#ffffff" style:text-align-source="fix" style:repeat-content="false" fo:border-left="none" fo:border-right="0.141cm solid #000000" fo:border-top="non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141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35cm solid #000000" fo:border-left="0.141cm solid #000000" fo:border-right="0.035cm solid #000000" fo:border-top="0.035cm solid #000000"/>
    </style:style>
    <style:style style:name="ce18" style:family="table-cell" style:parent-style-name="Default">
      <style:table-cell-properties fo:border="0.035cm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order="0.035cm solid #000000"/>
    </style:style>
    <style:style style:name="ce21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none" fo:border-left="none" fo:border-right="0.141cm solid #000000" fo:border-top="none"/>
    </style:style>
    <style:style style:name="ce23" style:family="table-cell" style:parent-style-name="Default">
      <style:table-cell-properties fo:border-bottom="0.035cm solid #000000" fo:border-left="0.035cm solid #000000" fo:border-right="0.141cm solid #000000" fo:border-top="0.035cm solid #000000"/>
    </style:style>
    <style:style style:name="ce24" style:family="table-cell" style:parent-style-name="Default" style:data-style-name="N2">
      <style:table-cell-properties fo:border-bottom="0.035cm solid #000000" fo:border-left="0.035cm solid #000000" fo:border-right="0.141cm solid #000000" fo:border-top="0.035cm solid #000000"/>
    </style:style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2011-12</text:p>
          </table:table-cell>
          <table:table-cell table:style-name="ce1" table:number-columns-repeated="5"/>
          <table:table-cell table:number-columns-repeated="10"/>
        </table:table-row>
        <table:table-row table:style-name="ro2">
          <table:table-cell table:style-name="ce1" office:value-type="string">
            <text:p>21767 - Fonaments i Aplicacions de Processament Digital dels Senyal</text:p>
          </table:table-cell>
          <table:table-cell table:style-name="ce1" table:number-columns-repeated="5"/>
          <table:table-cell table:number-columns-repeated="10"/>
        </table:table-row>
        <table:table-row table:style-name="ro2">
          <table:table-cell table:style-name="ce1" table:number-columns-repeated="6"/>
          <table:table-cell table:number-columns-repeated="10"/>
        </table:table-row>
        <table:table-row table:style-name="ro2">
          <table:table-cell table:style-name="ce2" office:value-type="string">
            <text:p>NOTES EXAMEN JUNY</text:p>
          </table:table-cell>
          <table:table-cell table:style-name="ce2" table:number-columns-repeated="5"/>
          <table:table-cell table:number-columns-repeated="10"/>
        </table:table-row>
        <table:table-row table:style-name="ro2">
          <table:table-cell table:style-name="ce3" table:number-columns-repeated="6"/>
          <table:table-cell table:number-columns-repeated="10"/>
        </table:table-row>
        <table:table-row table:style-name="ro2">
          <table:table-cell table:style-name="ce3"/>
          <table:table-cell table:style-name="ce6" office:value-type="string" table:number-columns-spanned="4" table:number-rows-spanned="1">
            <text:p>Controls</text:p>
          </table:table-cell>
          <table:covered-table-cell table:number-columns-repeated="2" table:style-name="ce3"/>
          <table:covered-table-cell table:style-name="ce11"/>
          <table:table-cell table:style-name="ce14"/>
          <table:table-cell table:style-name="ce16" office:value-type="string" table:number-columns-spanned="8" table:number-rows-spanned="1">
            <text:p>Examen Juny</text:p>
          </table:table-cell>
          <table:covered-table-cell table:number-columns-repeated="7"/>
          <table:table-cell table:style-name="ce22"/>
          <table:table-cell/>
        </table:table-row>
        <table:table-row table:style-name="ro2">
          <table:table-cell table:style-name="ce4" office:value-type="string">
            <text:p>Nom</text:p>
          </table:table-cell>
          <table:table-cell table:style-name="ce7" office:value-type="string">
            <text:p>C1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C3</text:p>
          </table:table-cell>
          <table:table-cell table:style-name="ce12" office:value-type="string">
            <text:p>Nota C</text:p>
          </table:table-cell>
          <table:table-cell table:style-name="ce15" office:value-type="string">
            <text:p>Pràctica</text:p>
          </table:table-cell>
          <table:table-cell table:style-name="ce17" office:value-type="string">
            <text:p>P1 (./50)</text:p>
          </table:table-cell>
          <table:table-cell table:style-name="ce18" office:value-type="string">
            <text:p>P2 (./60)</text:p>
          </table:table-cell>
          <table:table-cell table:style-name="ce18" office:value-type="string">
            <text:p>P3 (./80)</text:p>
          </table:table-cell>
          <table:table-cell table:style-name="ce18" office:value-type="string">
            <text:p>P4 (./50)</text:p>
          </table:table-cell>
          <table:table-cell table:style-name="ce18" office:value-type="string">
            <text:p>P1</text:p>
          </table:table-cell>
          <table:table-cell table:style-name="ce20" office:value-type="string">
            <text:p>P2</text:p>
          </table:table-cell>
          <table:table-cell table:style-name="ce18" office:value-type="string">
            <text:p>P3</text:p>
          </table:table-cell>
          <table:table-cell table:style-name="ce18" office:value-type="string">
            <text:p>P4</text:p>
          </table:table-cell>
          <table:table-cell table:style-name="ce23" office:value-type="string">
            <text:p>Nota Juny</text:p>
          </table:table-cell>
          <table:table-cell table:style-name="ce25" office:value-type="string">
            <text:p>NOTA FINAL</text:p>
          </table:table-cell>
        </table:table-row>
        <table:table-row table:style-name="ro4">
          <table:table-cell table:style-name="ce5" office:value-type="string">
            <text:p>Caballero Gallardo, David</text:p>
          </table:table-cell>
          <table:table-cell table:style-name="ce8" office:value-type="float" office:value="4.5">
            <text:p>4,5</text:p>
          </table:table-cell>
          <table:table-cell table:style-name="ce10" office:value-type="float" office:value="1.81818181818182">
            <text:p>1,82</text:p>
          </table:table-cell>
          <table:table-cell table:style-name="ce5" office:value-type="float" office:value="2">
            <text:p>2</text:p>
          </table:table-cell>
          <table:table-cell table:style-name="ce13" table:formula="of:=IF(OR([.B8]&lt;&gt;&quot;&quot;;[.C8]&lt;&gt;&quot;&quot;;[.D8]&lt;&gt;&quot;&quot;);([.B8]+[.C8]+[.D8])/3;&quot;&quot;)" office:value-type="float" office:value="2.77272727272727">
            <text:p>2,77</text:p>
          </table:table-cell>
          <table:table-cell table:style-name="ce13" office:value-type="float" office:value="10">
            <text:p>10,00</text:p>
          </table:table-cell>
          <table:table-cell table:style-name="ce17" office:value-type="float" office:value="35">
            <text:p>35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46">
            <text:p>46</text:p>
          </table:table-cell>
          <table:table-cell table:style-name="ce18"/>
          <table:table-cell table:style-name="ce18" table:formula="of:=IF([.G8]&lt;&gt;&quot;&quot;;[.G8]*2.5/50;&quot;&quot;)" office:value-type="float" office:value="1.75">
            <text:p>1,75</text:p>
          </table:table-cell>
          <table:table-cell table:style-name="ce20" table:formula="of:=IF([.H8]&lt;&gt;&quot;&quot;;[.H8]*2.5/60;&quot;&quot;)" office:value-type="float" office:value="1.16666666666667">
            <text:p>1,17</text:p>
          </table:table-cell>
          <table:table-cell table:style-name="ce20" table:formula="of:=IF([.I8]&lt;&gt;&quot;&quot;;[.I8]*2.5/80;&quot;&quot;)" office:value-type="float" office:value="1.4375">
            <text:p>1,44</text:p>
          </table:table-cell>
          <table:table-cell table:style-name="ce18" table:formula="of:=IF([.J8]&lt;&gt;&quot;&quot;;[.J8]*2.5/50;&quot;&quot;)">
            <text:p/>
          </table:table-cell>
          <table:table-cell table:style-name="ce24" table:formula="of:=IF(OR([.G8]&lt;&gt;&quot;&quot;;[.H8]&lt;&gt;&quot;&quot;;[.I8]&lt;&gt;&quot;&quot;;[.J8]&lt;&gt;&quot;&quot;);[.K8]+[.L8]+[.M8]+[.N8];&quot;&quot;)" office:value-type="float" office:value="4.35416666666667">
            <text:p>4,35</text:p>
          </table:table-cell>
          <table:table-cell table:style-name="ce19" table:formula="of:=IF(OR([.E8]&lt;&gt;&quot;&quot;;[.F8]&lt;&gt;&quot;&quot;;[.O8]&lt;&gt;&quot;&quot;);0.5*[.O8]+0.3*[.E8]+0.2*[.F8];&quot;&quot;)" office:value-type="float" office:value="5.00890151515152">
            <text:p>5,01</text:p>
          </table:table-cell>
        </table:table-row>
        <table:table-row table:style-name="ro4">
          <table:table-cell table:style-name="ce5" office:value-type="string">
            <text:p>de Dios García, Andrés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2.72727272727273">
            <text:p>2,73</text:p>
          </table:table-cell>
          <table:table-cell table:style-name="ce5" office:value-type="float" office:value="5.5">
            <text:p>5,5</text:p>
          </table:table-cell>
          <table:table-cell table:style-name="ce13" table:formula="of:=IF(OR([.B9]&lt;&gt;&quot;&quot;;[.C9]&lt;&gt;&quot;&quot;;[.D9]&lt;&gt;&quot;&quot;);([.B9]+[.C9]+[.D9])/3;&quot;&quot;)" office:value-type="float" office:value="5.07575757575758">
            <text:p>5,08</text:p>
          </table:table-cell>
          <table:table-cell table:style-name="ce13" office:value-type="float" office:value="10">
            <text:p>10,00</text:p>
          </table:table-cell>
          <table:table-cell table:style-name="ce17" office:value-type="float" office:value="15">
            <text:p>15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0">
            <text:p>30</text:p>
          </table:table-cell>
          <table:table-cell table:style-name="ce18"/>
          <table:table-cell table:style-name="ce18" table:formula="of:=IF([.G9]&lt;&gt;&quot;&quot;;[.G9]*2.5/50;&quot;&quot;)" office:value-type="float" office:value="0.75">
            <text:p>0,75</text:p>
          </table:table-cell>
          <table:table-cell table:style-name="ce20" table:formula="of:=IF([.H9]&lt;&gt;&quot;&quot;;[.H9]*2.5/60;&quot;&quot;)" office:value-type="float" office:value="1.45833333333333">
            <text:p>1,46</text:p>
          </table:table-cell>
          <table:table-cell table:style-name="ce20" table:formula="of:=IF([.I9]&lt;&gt;&quot;&quot;;[.I9]*2.5/80;&quot;&quot;)" office:value-type="float" office:value="0.9375">
            <text:p>0,94</text:p>
          </table:table-cell>
          <table:table-cell table:style-name="ce18" table:formula="of:=IF([.J9]&lt;&gt;&quot;&quot;;[.J9]*2.5/50;&quot;&quot;)">
            <text:p/>
          </table:table-cell>
          <table:table-cell table:style-name="ce24" table:formula="of:=IF(OR([.G9]&lt;&gt;&quot;&quot;;[.H9]&lt;&gt;&quot;&quot;;[.I9]&lt;&gt;&quot;&quot;;[.J9]&lt;&gt;&quot;&quot;);[.K9]+[.L9]+[.M9]+[.N9];&quot;&quot;)" office:value-type="float" office:value="3.14583333333333">
            <text:p>3,15</text:p>
          </table:table-cell>
          <table:table-cell table:style-name="ce19" table:formula="of:=IF(OR([.E9]&lt;&gt;&quot;&quot;;[.F9]&lt;&gt;&quot;&quot;;[.O9]&lt;&gt;&quot;&quot;);0.5*[.O9]+0.3*[.E9]+0.2*[.F9];&quot;&quot;)" office:value-type="float" office:value="5.09564393939394">
            <text:p>5,10</text:p>
          </table:table-cell>
        </table:table-row>
        <table:table-row table:style-name="ro4">
          <table:table-cell table:style-name="ce5" office:value-type="string">
            <text:p>Denti Vila, María Ángeles</text:p>
          </table:table-cell>
          <table:table-cell table:style-name="ce8" office:value-type="float" office:value="4">
            <text:p>4</text:p>
          </table:table-cell>
          <table:table-cell table:style-name="ce10" office:value-type="float" office:value="1.45454545454545">
            <text:p>1,45</text:p>
          </table:table-cell>
          <table:table-cell table:style-name="ce5" office:value-type="float" office:value="1">
            <text:p>1</text:p>
          </table:table-cell>
          <table:table-cell table:style-name="ce13" table:formula="of:=IF(OR([.B10]&lt;&gt;&quot;&quot;;[.C10]&lt;&gt;&quot;&quot;;[.D10]&lt;&gt;&quot;&quot;);([.B10]+[.C10]+[.D10])/3;&quot;&quot;)" office:value-type="float" office:value="2.15151515151515">
            <text:p>2,15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5">
            <text:p>5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table:formula="of:=IF([.G10]&lt;&gt;&quot;&quot;;[.G10]*2.5/50;&quot;&quot;)" office:value-type="float" office:value="0.25">
            <text:p>0,25</text:p>
          </table:table-cell>
          <table:table-cell table:style-name="ce20" table:formula="of:=IF([.H10]&lt;&gt;&quot;&quot;;[.H10]*2.5/60;&quot;&quot;)" office:value-type="float" office:value="1.04166666666667">
            <text:p>1,04</text:p>
          </table:table-cell>
          <table:table-cell table:style-name="ce20" table:formula="of:=IF([.I10]&lt;&gt;&quot;&quot;;[.I10]*2.5/80;&quot;&quot;)" office:value-type="float" office:value="0.625">
            <text:p>0,63</text:p>
          </table:table-cell>
          <table:table-cell table:style-name="ce18" table:formula="of:=IF([.J10]&lt;&gt;&quot;&quot;;[.J10]*2.5/50;&quot;&quot;)">
            <text:p/>
          </table:table-cell>
          <table:table-cell table:style-name="ce24" table:formula="of:=IF(OR([.G10]&lt;&gt;&quot;&quot;;[.H10]&lt;&gt;&quot;&quot;;[.I10]&lt;&gt;&quot;&quot;;[.J10]&lt;&gt;&quot;&quot;);[.K10]+[.L10]+[.M10]+[.N10];&quot;&quot;)" office:value-type="float" office:value="1.91666666666667">
            <text:p>1,92</text:p>
          </table:table-cell>
          <table:table-cell table:style-name="ce19" table:formula="of:=IF(OR([.E10]&lt;&gt;&quot;&quot;;[.F10]&lt;&gt;&quot;&quot;;[.O10]&lt;&gt;&quot;&quot;);0.5*[.O10]+0.3*[.E10]+0.2*[.F10];&quot;&quot;)" office:value-type="float" office:value="3.40378787878788">
            <text:p>3,40</text:p>
          </table:table-cell>
        </table:table-row>
        <table:table-row table:style-name="ro4">
          <table:table-cell table:style-name="ce5" office:value-type="string">
            <text:p>Díez Mesas, Alberto</text:p>
          </table:table-cell>
          <table:table-cell table:style-name="ce8" office:value-type="float" office:value="4">
            <text:p>4</text:p>
          </table:table-cell>
          <table:table-cell table:style-name="ce10" office:value-type="float" office:value="3.45454545454545">
            <text:p>3,45</text:p>
          </table:table-cell>
          <table:table-cell table:style-name="ce5" office:value-type="float" office:value="4">
            <text:p>4</text:p>
          </table:table-cell>
          <table:table-cell table:style-name="ce13" table:formula="of:=IF(OR([.B11]&lt;&gt;&quot;&quot;;[.C11]&lt;&gt;&quot;&quot;;[.D11]&lt;&gt;&quot;&quot;);([.B11]+[.C11]+[.D11])/3;&quot;&quot;)" office:value-type="float" office:value="3.81818181818182">
            <text:p>3,82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0">
            <text:p>0</text:p>
          </table:table-cell>
          <table:table-cell table:style-name="ce18" table:formula="of:=IF([.G11]&lt;&gt;&quot;&quot;;[.G11]*2.5/50;&quot;&quot;)" office:value-type="float" office:value="1.5">
            <text:p>1,5</text:p>
          </table:table-cell>
          <table:table-cell table:style-name="ce20" table:formula="of:=IF([.H11]&lt;&gt;&quot;&quot;;[.H11]*2.5/60;&quot;&quot;)" office:value-type="float" office:value="2.08333333333333">
            <text:p>2,08</text:p>
          </table:table-cell>
          <table:table-cell table:style-name="ce20" table:formula="of:=IF([.I11]&lt;&gt;&quot;&quot;;[.I11]*2.5/80;&quot;&quot;)" office:value-type="float" office:value="0.625">
            <text:p>0,63</text:p>
          </table:table-cell>
          <table:table-cell table:style-name="ce18" table:formula="of:=IF([.J11]&lt;&gt;&quot;&quot;;[.J11]*2.5/50;&quot;&quot;)" office:value-type="float" office:value="0">
            <text:p>0</text:p>
          </table:table-cell>
          <table:table-cell table:style-name="ce24" table:formula="of:=IF(OR([.G11]&lt;&gt;&quot;&quot;;[.H11]&lt;&gt;&quot;&quot;;[.I11]&lt;&gt;&quot;&quot;;[.J11]&lt;&gt;&quot;&quot;);[.K11]+[.L11]+[.M11]+[.N11];&quot;&quot;)" office:value-type="float" office:value="4.20833333333333">
            <text:p>4,21</text:p>
          </table:table-cell>
          <table:table-cell table:style-name="ce19" table:formula="of:=IF(OR([.E11]&lt;&gt;&quot;&quot;;[.F11]&lt;&gt;&quot;&quot;;[.O11]&lt;&gt;&quot;&quot;);0.5*[.O11]+0.3*[.E11]+0.2*[.F11];&quot;&quot;)" office:value-type="float" office:value="5.04962121212121">
            <text:p>5,05</text:p>
          </table:table-cell>
        </table:table-row>
        <table:table-row table:style-name="ro4">
          <table:table-cell table:style-name="ce5" office:value-type="string">
            <text:p>El Markhi , Yassine</text:p>
          </table:table-cell>
          <table:table-cell table:style-name="ce8" office:value-type="float" office:value="6.5">
            <text:p>6,5</text:p>
          </table:table-cell>
          <table:table-cell table:style-name="ce10" office:value-type="float" office:value="1.81818181818182">
            <text:p>1,82</text:p>
          </table:table-cell>
          <table:table-cell table:style-name="ce5" office:value-type="float" office:value="2.5">
            <text:p>2,5</text:p>
          </table:table-cell>
          <table:table-cell table:style-name="ce13" table:formula="of:=IF(OR([.B12]&lt;&gt;&quot;&quot;;[.C12]&lt;&gt;&quot;&quot;;[.D12]&lt;&gt;&quot;&quot;);([.B12]+[.C12]+[.D12])/3;&quot;&quot;)" office:value-type="float" office:value="3.60606060606061">
            <text:p>3,61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15">
            <text:p>15</text:p>
          </table:table-cell>
          <table:table-cell table:style-name="ce18" office:value-type="float" office:value="53">
            <text:p>5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table:formula="of:=IF([.G12]&lt;&gt;&quot;&quot;;[.G12]*2.5/50;&quot;&quot;)" office:value-type="float" office:value="0.75">
            <text:p>0,75</text:p>
          </table:table-cell>
          <table:table-cell table:style-name="ce20" table:formula="of:=IF([.H12]&lt;&gt;&quot;&quot;;[.H12]*2.5/60;&quot;&quot;)" office:value-type="float" office:value="2.20833333333333">
            <text:p>2,21</text:p>
          </table:table-cell>
          <table:table-cell table:style-name="ce20" table:formula="of:=IF([.I12]&lt;&gt;&quot;&quot;;[.I12]*2.5/80;&quot;&quot;)" office:value-type="float" office:value="0">
            <text:p>0,00</text:p>
          </table:table-cell>
          <table:table-cell table:style-name="ce18" table:formula="of:=IF([.J12]&lt;&gt;&quot;&quot;;[.J12]*2.5/50;&quot;&quot;)" office:value-type="float" office:value="0">
            <text:p>0</text:p>
          </table:table-cell>
          <table:table-cell table:style-name="ce24" table:formula="of:=IF(OR([.G12]&lt;&gt;&quot;&quot;;[.H12]&lt;&gt;&quot;&quot;;[.I12]&lt;&gt;&quot;&quot;;[.J12]&lt;&gt;&quot;&quot;);[.K12]+[.L12]+[.M12]+[.N12];&quot;&quot;)" office:value-type="float" office:value="2.95833333333333">
            <text:p>2,96</text:p>
          </table:table-cell>
          <table:table-cell table:style-name="ce19" table:formula="of:=IF(OR([.E12]&lt;&gt;&quot;&quot;;[.F12]&lt;&gt;&quot;&quot;;[.O12]&lt;&gt;&quot;&quot;);0.5*[.O12]+0.3*[.E12]+0.2*[.F12];&quot;&quot;)" office:value-type="float" office:value="4.36098484848485">
            <text:p>4,36</text:p>
          </table:table-cell>
        </table:table-row>
        <table:table-row table:style-name="ro4">
          <table:table-cell table:style-name="ce5" office:value-type="string">
            <text:p>Mira Febrer, Laura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8.18181818181818">
            <text:p>8,18</text:p>
          </table:table-cell>
          <table:table-cell table:style-name="ce5" office:value-type="float" office:value="6.5">
            <text:p>6,5</text:p>
          </table:table-cell>
          <table:table-cell table:style-name="ce13" table:formula="of:=IF(OR([.B13]&lt;&gt;&quot;&quot;;[.C13]&lt;&gt;&quot;&quot;;[.D13]&lt;&gt;&quot;&quot;);([.B13]+[.C13]+[.D13])/3;&quot;&quot;)" office:value-type="float" office:value="7.22727272727273">
            <text:p>7,23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35">
            <text:p>35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">
            <text:p>5</text:p>
          </table:table-cell>
          <table:table-cell table:style-name="ce18" table:formula="of:=IF([.G13]&lt;&gt;&quot;&quot;;[.G13]*2.5/50;&quot;&quot;)" office:value-type="float" office:value="1.75">
            <text:p>1,75</text:p>
          </table:table-cell>
          <table:table-cell table:style-name="ce20" table:formula="of:=IF([.H13]&lt;&gt;&quot;&quot;;[.H13]*2.5/60;&quot;&quot;)" office:value-type="float" office:value="1.875">
            <text:p>1,88</text:p>
          </table:table-cell>
          <table:table-cell table:style-name="ce20" table:formula="of:=IF([.I13]&lt;&gt;&quot;&quot;;[.I13]*2.5/80;&quot;&quot;)" office:value-type="float" office:value="0.3125">
            <text:p>0,31</text:p>
          </table:table-cell>
          <table:table-cell table:style-name="ce18" table:formula="of:=IF([.J13]&lt;&gt;&quot;&quot;;[.J13]*2.5/50;&quot;&quot;)" office:value-type="float" office:value="0.25">
            <text:p>0,25</text:p>
          </table:table-cell>
          <table:table-cell table:style-name="ce24" table:formula="of:=IF(OR([.G13]&lt;&gt;&quot;&quot;;[.H13]&lt;&gt;&quot;&quot;;[.I13]&lt;&gt;&quot;&quot;;[.J13]&lt;&gt;&quot;&quot;);[.K13]+[.L13]+[.M13]+[.N13];&quot;&quot;)" office:value-type="float" office:value="4.1875">
            <text:p>4,19</text:p>
          </table:table-cell>
          <table:table-cell table:style-name="ce19" table:formula="of:=IF(OR([.E13]&lt;&gt;&quot;&quot;;[.F13]&lt;&gt;&quot;&quot;;[.O13]&lt;&gt;&quot;&quot;);0.5*[.O13]+0.3*[.E13]+0.2*[.F13];&quot;&quot;)" office:value-type="float" office:value="6.06193181818182">
            <text:p>6,06</text:p>
          </table:table-cell>
        </table:table-row>
        <table:table-row table:style-name="ro4">
          <table:table-cell table:style-name="ce5" office:value-type="string">
            <text:p>Navarro Cerdà, Jorge</text:p>
          </table:table-cell>
          <table:table-cell table:style-name="ce8" office:value-type="float" office:value="3.5">
            <text:p>3,5</text:p>
          </table:table-cell>
          <table:table-cell table:style-name="ce10" office:value-type="float" office:value="0.909090909090909">
            <text:p>0,91</text:p>
          </table:table-cell>
          <table:table-cell table:style-name="ce5" office:value-type="float" office:value="1.5">
            <text:p>1,5</text:p>
          </table:table-cell>
          <table:table-cell table:style-name="ce13" table:formula="of:=IF(OR([.B14]&lt;&gt;&quot;&quot;;[.C14]&lt;&gt;&quot;&quot;;[.D14]&lt;&gt;&quot;&quot;);([.B14]+[.C14]+[.D14])/3;&quot;&quot;)" office:value-type="float" office:value="1.96969696969697">
            <text:p>1,97</text:p>
          </table:table-cell>
          <table:table-cell table:style-name="ce13" office:value-type="float" office:value="9.5">
            <text:p>9,50</text:p>
          </table:table-cell>
          <table:table-cell table:style-name="ce17" office:value-type="float" office:value="0">
            <text:p>0</text:p>
          </table:table-cell>
          <table:table-cell table:style-name="ce18" office:value-type="float" office:value="53">
            <text:p>53</text:p>
          </table:table-cell>
          <table:table-cell table:number-columns-repeated="2" table:style-name="ce18"/>
          <table:table-cell table:style-name="ce18" table:formula="of:=IF([.G14]&lt;&gt;&quot;&quot;;[.G14]*2.5/50;&quot;&quot;)" office:value-type="float" office:value="0">
            <text:p>0</text:p>
          </table:table-cell>
          <table:table-cell table:style-name="ce20" table:formula="of:=IF([.H14]&lt;&gt;&quot;&quot;;[.H14]*2.5/60;&quot;&quot;)" office:value-type="float" office:value="2.20833333333333">
            <text:p>2,21</text:p>
          </table:table-cell>
          <table:table-cell table:style-name="ce20" table:formula="of:=IF([.I14]&lt;&gt;&quot;&quot;;[.I14]*2.5/80;&quot;&quot;)">
            <text:p/>
          </table:table-cell>
          <table:table-cell table:style-name="ce18" table:formula="of:=IF([.J14]&lt;&gt;&quot;&quot;;[.J14]*2.5/50;&quot;&quot;)">
            <text:p/>
          </table:table-cell>
          <table:table-cell table:style-name="ce24" table:formula="of:=IF(OR([.G14]&lt;&gt;&quot;&quot;;[.H14]&lt;&gt;&quot;&quot;;[.I14]&lt;&gt;&quot;&quot;;[.J14]&lt;&gt;&quot;&quot;);[.K14]+[.L14]+[.M14]+[.N14];&quot;&quot;)" office:value-type="float" office:value="2.20833333333333">
            <text:p>2,21</text:p>
          </table:table-cell>
          <table:table-cell table:style-name="ce19" table:formula="of:=IF(OR([.E14]&lt;&gt;&quot;&quot;;[.F14]&lt;&gt;&quot;&quot;;[.O14]&lt;&gt;&quot;&quot;);0.5*[.O14]+0.3*[.E14]+0.2*[.F14];&quot;&quot;)" office:value-type="float" office:value="3.59507575757576">
            <text:p>3,60</text:p>
          </table:table-cell>
        </table:table-row>
        <table:table-row table:style-name="ro4">
          <table:table-cell table:style-name="ce5" office:value-type="string">
            <text:p>Pons Subirana, Maties</text:p>
          </table:table-cell>
          <table:table-cell table:style-name="ce8" office:value-type="float" office:value="3.25">
            <text:p>3,25</text:p>
          </table:table-cell>
          <table:table-cell table:style-name="ce10" office:value-type="float" office:value="3.63636363636364">
            <text:p>3,64</text:p>
          </table:table-cell>
          <table:table-cell table:style-name="ce5" office:value-type="float" office:value="2.25">
            <text:p>2,25</text:p>
          </table:table-cell>
          <table:table-cell table:style-name="ce13" table:formula="of:=IF(OR([.B15]&lt;&gt;&quot;&quot;;[.C15]&lt;&gt;&quot;&quot;;[.D15]&lt;&gt;&quot;&quot;);([.B15]+[.C15]+[.D15])/3;&quot;&quot;)" office:value-type="float" office:value="3.04545454545455">
            <text:p>3,05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27">
            <text:p>27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22">
            <text:p>22</text:p>
          </table:table-cell>
          <table:table-cell table:style-name="ce18" table:formula="of:=IF([.G15]&lt;&gt;&quot;&quot;;[.G15]*2.5/50;&quot;&quot;)" office:value-type="float" office:value="1.35">
            <text:p>1,35</text:p>
          </table:table-cell>
          <table:table-cell table:style-name="ce20" table:formula="of:=IF([.H15]&lt;&gt;&quot;&quot;;[.H15]*2.5/60;&quot;&quot;)" office:value-type="float" office:value="1.875">
            <text:p>1,88</text:p>
          </table:table-cell>
          <table:table-cell table:style-name="ce20" table:formula="of:=IF([.I15]&lt;&gt;&quot;&quot;;[.I15]*2.5/80;&quot;&quot;)" office:value-type="float" office:value="2.25">
            <text:p>2,25</text:p>
          </table:table-cell>
          <table:table-cell table:style-name="ce18" table:formula="of:=IF([.J15]&lt;&gt;&quot;&quot;;[.J15]*2.5/50;&quot;&quot;)" office:value-type="float" office:value="1.1">
            <text:p>1,1</text:p>
          </table:table-cell>
          <table:table-cell table:style-name="ce24" table:formula="of:=IF(OR([.G15]&lt;&gt;&quot;&quot;;[.H15]&lt;&gt;&quot;&quot;;[.I15]&lt;&gt;&quot;&quot;;[.J15]&lt;&gt;&quot;&quot;);[.K15]+[.L15]+[.M15]+[.N15];&quot;&quot;)" office:value-type="float" office:value="6.575">
            <text:p>6,58</text:p>
          </table:table-cell>
          <table:table-cell table:style-name="ce19" table:formula="of:=IF(OR([.E15]&lt;&gt;&quot;&quot;;[.F15]&lt;&gt;&quot;&quot;;[.O15]&lt;&gt;&quot;&quot;);0.5*[.O15]+0.3*[.E15]+0.2*[.F15];&quot;&quot;)" office:value-type="float" office:value="6.00113636363636">
            <text:p>6,00</text:p>
          </table:table-cell>
        </table:table-row>
        <table:table-row table:style-name="ro4">
          <table:table-cell table:style-name="ce5" office:value-type="string">
            <text:p>Roca Marí, Catalina</text:p>
          </table:table-cell>
          <table:table-cell table:style-name="ce8" office:value-type="float" office:value="8.5">
            <text:p>8,5</text:p>
          </table:table-cell>
          <table:table-cell table:style-name="ce10" office:value-type="float" office:value="8.18181818181818">
            <text:p>8,18</text:p>
          </table:table-cell>
          <table:table-cell table:style-name="ce5" office:value-type="float" office:value="6.5">
            <text:p>6,5</text:p>
          </table:table-cell>
          <table:table-cell table:style-name="ce13" table:formula="of:=IF(OR([.B16]&lt;&gt;&quot;&quot;;[.C16]&lt;&gt;&quot;&quot;;[.D16]&lt;&gt;&quot;&quot;);([.B16]+[.C16]+[.D16])/3;&quot;&quot;)" office:value-type="float" office:value="7.72727272727273">
            <text:p>7,73</text:p>
          </table:table-cell>
          <table:table-cell table:style-name="ce13" office:value-type="float" office:value="8.5">
            <text:p>8,50</text:p>
          </table:table-cell>
          <table:table-cell table:style-name="ce17" office:value-type="float" office:value="10">
            <text:p>1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0">
            <text:p>10</text:p>
          </table:table-cell>
          <table:table-cell table:style-name="ce18" table:formula="of:=IF([.G16]&lt;&gt;&quot;&quot;;[.G16]*2.5/50;&quot;&quot;)" office:value-type="float" office:value="0.5">
            <text:p>0,5</text:p>
          </table:table-cell>
          <table:table-cell table:style-name="ce20" table:formula="of:=IF([.H16]&lt;&gt;&quot;&quot;;[.H16]*2.5/60;&quot;&quot;)" office:value-type="float" office:value="2.29166666666667">
            <text:p>2,29</text:p>
          </table:table-cell>
          <table:table-cell table:style-name="ce20" table:formula="of:=IF([.I16]&lt;&gt;&quot;&quot;;[.I16]*2.5/80;&quot;&quot;)" office:value-type="float" office:value="0.9375">
            <text:p>0,94</text:p>
          </table:table-cell>
          <table:table-cell table:style-name="ce18" table:formula="of:=IF([.J16]&lt;&gt;&quot;&quot;;[.J16]*2.5/50;&quot;&quot;)" office:value-type="float" office:value="0.5">
            <text:p>0,5</text:p>
          </table:table-cell>
          <table:table-cell table:style-name="ce24" table:formula="of:=IF(OR([.G16]&lt;&gt;&quot;&quot;;[.H16]&lt;&gt;&quot;&quot;;[.I16]&lt;&gt;&quot;&quot;;[.J16]&lt;&gt;&quot;&quot;);[.K16]+[.L16]+[.M16]+[.N16];&quot;&quot;)" office:value-type="float" office:value="4.22916666666667">
            <text:p>4,23</text:p>
          </table:table-cell>
          <table:table-cell table:style-name="ce19" table:formula="of:=IF(OR([.E16]&lt;&gt;&quot;&quot;;[.F16]&lt;&gt;&quot;&quot;;[.O16]&lt;&gt;&quot;&quot;);0.5*[.O16]+0.3*[.E16]+0.2*[.F16];&quot;&quot;)" office:value-type="float" office:value="6.13276515151515">
            <text:p>6,13</text:p>
          </table:table-cell>
        </table:table-row>
        <table:table-row table:style-name="ro4">
          <table:table-cell table:style-name="ce5" office:value-type="string">
            <text:p>Roig-Francolí González, Kevin</text:p>
          </table:table-cell>
          <table:table-cell table:style-name="ce8" office:value-type="float" office:value="3.25">
            <text:p>3,25</text:p>
          </table:table-cell>
          <table:table-cell table:style-name="ce10" office:value-type="float" office:value="1.81818181818182">
            <text:p>1,82</text:p>
          </table:table-cell>
          <table:table-cell table:style-name="ce5" office:value-type="float" office:value="2.5">
            <text:p>2,5</text:p>
          </table:table-cell>
          <table:table-cell table:style-name="ce13" table:formula="of:=IF(OR([.B17]&lt;&gt;&quot;&quot;;[.C17]&lt;&gt;&quot;&quot;;[.D17]&lt;&gt;&quot;&quot;);([.B17]+[.C17]+[.D17])/3;&quot;&quot;)" office:value-type="float" office:value="2.52272727272727">
            <text:p>2,52</text:p>
          </table:table-cell>
          <table:table-cell table:style-name="ce13" office:value-type="float" office:value="10">
            <text:p>10,00</text:p>
          </table:table-cell>
          <table:table-cell table:style-name="ce17" office:value-type="float" office:value="32">
            <text:p>32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0">
            <text:p>10</text:p>
          </table:table-cell>
          <table:table-cell table:style-name="ce18" table:formula="of:=IF([.G17]&lt;&gt;&quot;&quot;;[.G17]*2.5/50;&quot;&quot;)" office:value-type="float" office:value="1.6">
            <text:p>1,6</text:p>
          </table:table-cell>
          <table:table-cell table:style-name="ce20" table:formula="of:=IF([.H17]&lt;&gt;&quot;&quot;;[.H17]*2.5/60;&quot;&quot;)" office:value-type="float" office:value="1.125">
            <text:p>1,13</text:p>
          </table:table-cell>
          <table:table-cell table:style-name="ce20" table:formula="of:=IF([.I17]&lt;&gt;&quot;&quot;;[.I17]*2.5/80;&quot;&quot;)" office:value-type="float" office:value="1.28125">
            <text:p>1,28</text:p>
          </table:table-cell>
          <table:table-cell table:style-name="ce18" table:formula="of:=IF([.J17]&lt;&gt;&quot;&quot;;[.J17]*2.5/50;&quot;&quot;)" office:value-type="float" office:value="0.5">
            <text:p>0,5</text:p>
          </table:table-cell>
          <table:table-cell table:style-name="ce24" table:formula="of:=IF(OR([.G17]&lt;&gt;&quot;&quot;;[.H17]&lt;&gt;&quot;&quot;;[.I17]&lt;&gt;&quot;&quot;;[.J17]&lt;&gt;&quot;&quot;);[.K17]+[.L17]+[.M17]+[.N17];&quot;&quot;)" office:value-type="float" office:value="4.50625">
            <text:p>4,51</text:p>
          </table:table-cell>
          <table:table-cell table:style-name="ce19" table:formula="of:=IF(OR([.E17]&lt;&gt;&quot;&quot;;[.F17]&lt;&gt;&quot;&quot;;[.O17]&lt;&gt;&quot;&quot;);0.5*[.O17]+0.3*[.E17]+0.2*[.F17];&quot;&quot;)" office:value-type="float" office:value="5.00994318181818">
            <text:p>5,01</text:p>
          </table:table-cell>
        </table:table-row>
        <table:table-row table:style-name="ro3">
          <table:table-cell table:style-name="ce5" office:value-type="string">
            <text:p>Salas Font, Gabriel</text:p>
          </table:table-cell>
          <table:table-cell table:style-name="ce8" office:value-type="float" office:value="4.5">
            <text:p>4,5</text:p>
          </table:table-cell>
          <table:table-cell table:style-name="ce10" office:value-type="float" office:value="9.45454545454546">
            <text:p>9,45</text:p>
          </table:table-cell>
          <table:table-cell table:style-name="ce5" office:value-type="float" office:value="8">
            <text:p>8</text:p>
          </table:table-cell>
          <table:table-cell table:style-name="ce13" table:formula="of:=IF(OR([.B18]&lt;&gt;&quot;&quot;;[.C18]&lt;&gt;&quot;&quot;;[.D18]&lt;&gt;&quot;&quot;);([.B18]+[.C18]+[.D18])/3;&quot;&quot;)" office:value-type="float" office:value="7.31818181818182">
            <text:p>7,32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25">
            <text:p>2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table:formula="of:=IF([.G18]&lt;&gt;&quot;&quot;;[.G18]*2.5/50;&quot;&quot;)" office:value-type="float" office:value="1.25">
            <text:p>1,25</text:p>
          </table:table-cell>
          <table:table-cell table:style-name="ce20" table:formula="of:=IF([.H18]&lt;&gt;&quot;&quot;;[.H18]*2.5/60;&quot;&quot;)" office:value-type="float" office:value="2.08333333333333">
            <text:p>2,08</text:p>
          </table:table-cell>
          <table:table-cell table:style-name="ce20" table:formula="of:=IF([.I18]&lt;&gt;&quot;&quot;;[.I18]*2.5/80;&quot;&quot;)" office:value-type="float" office:value="0.46875">
            <text:p>0,47</text:p>
          </table:table-cell>
          <table:table-cell table:style-name="ce18" table:formula="of:=IF([.J18]&lt;&gt;&quot;&quot;;[.J18]*2.5/50;&quot;&quot;)" office:value-type="float" office:value="0.5">
            <text:p>0,5</text:p>
          </table:table-cell>
          <table:table-cell table:style-name="ce24" table:formula="of:=IF(OR([.G18]&lt;&gt;&quot;&quot;;[.H18]&lt;&gt;&quot;&quot;;[.I18]&lt;&gt;&quot;&quot;;[.J18]&lt;&gt;&quot;&quot;);[.K18]+[.L18]+[.M18]+[.N18];&quot;&quot;)" office:value-type="float" office:value="4.30208333333333">
            <text:p>4,30</text:p>
          </table:table-cell>
          <table:table-cell table:style-name="ce19" table:formula="of:=IF(OR([.E18]&lt;&gt;&quot;&quot;;[.F18]&lt;&gt;&quot;&quot;;[.O18]&lt;&gt;&quot;&quot;);0.5*[.O18]+0.3*[.E18]+0.2*[.F18];&quot;&quot;)" office:value-type="float" office:value="6.14649621212121">
            <text:p>6,15</text:p>
          </table:table-cell>
        </table:table-row>
        <table:table-row table:style-name="ro4">
          <table:table-cell table:style-name="ce5" office:value-type="string">
            <text:p>Sirvent Burns, Oliver Lluís</text:p>
          </table:table-cell>
          <table:table-cell table:style-name="ce8" office:value-type="float" office:value="4.5">
            <text:p>4,5</text:p>
          </table:table-cell>
          <table:table-cell table:style-name="ce10" office:value-type="float" office:value="8.18181818181818">
            <text:p>8,18</text:p>
          </table:table-cell>
          <table:table-cell table:style-name="ce5" office:value-type="float" office:value="10">
            <text:p>10</text:p>
          </table:table-cell>
          <table:table-cell table:style-name="ce13" table:formula="of:=IF(OR([.B19]&lt;&gt;&quot;&quot;;[.C19]&lt;&gt;&quot;&quot;;[.D19]&lt;&gt;&quot;&quot;);([.B19]+[.C19]+[.D19])/3;&quot;&quot;)" office:value-type="float" office:value="7.56060606060606">
            <text:p>7,56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5">
            <text:p>25</text:p>
          </table:table-cell>
          <table:table-cell table:style-name="ce18"/>
          <table:table-cell table:style-name="ce18" table:formula="of:=IF([.G19]&lt;&gt;&quot;&quot;;[.G19]*2.5/50;&quot;&quot;)" office:value-type="float" office:value="1.5">
            <text:p>1,5</text:p>
          </table:table-cell>
          <table:table-cell table:style-name="ce20" table:formula="of:=IF([.H19]&lt;&gt;&quot;&quot;;[.H19]*2.5/60;&quot;&quot;)" office:value-type="float" office:value="2.29166666666667">
            <text:p>2,29</text:p>
          </table:table-cell>
          <table:table-cell table:style-name="ce20" table:formula="of:=IF([.I19]&lt;&gt;&quot;&quot;;[.I19]*2.5/80;&quot;&quot;)" office:value-type="float" office:value="0.78125">
            <text:p>0,78</text:p>
          </table:table-cell>
          <table:table-cell table:style-name="ce18" table:formula="of:=IF([.J19]&lt;&gt;&quot;&quot;;[.J19]*2.5/50;&quot;&quot;)">
            <text:p/>
          </table:table-cell>
          <table:table-cell table:style-name="ce24" table:formula="of:=IF(OR([.G19]&lt;&gt;&quot;&quot;;[.H19]&lt;&gt;&quot;&quot;;[.I19]&lt;&gt;&quot;&quot;;[.J19]&lt;&gt;&quot;&quot;);[.K19]+[.L19]+[.M19]+[.N19];&quot;&quot;)" office:value-type="float" office:value="4.57291666666667">
            <text:p>4,57</text:p>
          </table:table-cell>
          <table:table-cell table:style-name="ce19" table:formula="of:=IF(OR([.E19]&lt;&gt;&quot;&quot;;[.F19]&lt;&gt;&quot;&quot;;[.O19]&lt;&gt;&quot;&quot;);0.5*[.O19]+0.3*[.E19]+0.2*[.F19];&quot;&quot;)" office:value-type="float" office:value="6.35464015151515">
            <text:p>6,35</text:p>
          </table:table-cell>
        </table:table-row>
        <table:table-row table:style-name="ro4">
          <table:table-cell table:style-name="ce5" office:value-type="string">
            <text:p>Vega Montero, Cristian</text:p>
          </table:table-cell>
          <table:table-cell table:style-name="ce8" office:value-type="float" office:value="9">
            <text:p>9</text:p>
          </table:table-cell>
          <table:table-cell table:style-name="ce10" office:value-type="float" office:value="6.72727272727273">
            <text:p>6,73</text:p>
          </table:table-cell>
          <table:table-cell table:style-name="ce5" office:value-type="float" office:value="10">
            <text:p>10</text:p>
          </table:table-cell>
          <table:table-cell table:style-name="ce13" table:formula="of:=IF(OR([.B20]&lt;&gt;&quot;&quot;;[.C20]&lt;&gt;&quot;&quot;;[.D20]&lt;&gt;&quot;&quot;);([.B20]+[.C20]+[.D20])/3;&quot;&quot;)" office:value-type="float" office:value="8.57575757575758">
            <text:p>8,58</text:p>
          </table:table-cell>
          <table:table-cell table:style-name="ce13" office:value-type="float" office:value="10">
            <text:p>10,00</text:p>
          </table:table-cell>
          <table:table-cell table:style-name="ce17" office:value-type="float" office:value="35">
            <text:p>35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55">
            <text:p>55</text:p>
          </table:table-cell>
          <table:table-cell table:style-name="ce18" table:formula="of:=IF([.G20]&lt;&gt;&quot;&quot;;[.G20]*2.5/50;&quot;&quot;)" office:value-type="float" office:value="1.75">
            <text:p>1,75</text:p>
          </table:table-cell>
          <table:table-cell table:style-name="ce20" table:formula="of:=IF([.H20]&lt;&gt;&quot;&quot;;[.H20]*2.5/60;&quot;&quot;)" office:value-type="float" office:value="2">
            <text:p>2,00</text:p>
          </table:table-cell>
          <table:table-cell table:style-name="ce20" table:formula="of:=IF([.I20]&lt;&gt;&quot;&quot;;[.I20]*2.5/80;&quot;&quot;)" office:value-type="float" office:value="2.34375">
            <text:p>2,34</text:p>
          </table:table-cell>
          <table:table-cell table:style-name="ce18" table:formula="of:=IF([.J20]&lt;&gt;&quot;&quot;;[.J20]*2.5/50;&quot;&quot;)" office:value-type="float" office:value="2.75">
            <text:p>2,75</text:p>
          </table:table-cell>
          <table:table-cell table:style-name="ce24" table:formula="of:=IF(OR([.G20]&lt;&gt;&quot;&quot;;[.H20]&lt;&gt;&quot;&quot;;[.I20]&lt;&gt;&quot;&quot;;[.J20]&lt;&gt;&quot;&quot;);[.K20]+[.L20]+[.M20]+[.N20];&quot;&quot;)" office:value-type="float" office:value="8.84375">
            <text:p>8,84</text:p>
          </table:table-cell>
          <table:table-cell table:style-name="ce19" table:formula="of:=IF(OR([.E20]&lt;&gt;&quot;&quot;;[.F20]&lt;&gt;&quot;&quot;;[.O20]&lt;&gt;&quot;&quot;);0.5*[.O20]+0.3*[.E20]+0.2*[.F20];&quot;&quot;)" office:value-type="float" office:value="8.99460227272727">
            <text:p>8,99</text:p>
          </table:table-cell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11"/>
          <table:table-cell table:style-name="ce21"/>
          <table:table-cell table:number-columns-repeated="4"/>
        </table:table-row>
        <table:table-row table:style-name="ro4" table:number-rows-repeated="1048552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2/07/2012</text:date>, <text:time>12:11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7-02T12:11:08</dc:date>
    <dc:creator>José Luis Lisani</dc:creator>
    <meta:editing-duration>P6DT20H48M46S</meta:editing-duration>
    <meta:editing-cycles>15</meta:editing-cycles>
    <meta:generator>OpenOffice.org/3.3$Unix OpenOffice.org_project/330m20$Build-9567</meta:generator>
    <meta:document-statistic meta:table-count="3" meta:cell-count="229" meta:object-count="0"/>
  </office:meta>
</office:document-meta>
</file>